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T1" style:family="text">
      <style:text-properties style:font-name="Lucida Console" fo:font-size="9pt" style:font-size-asian="9pt" style:font-name-complex="Lucida Console1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Git</text:p>
      <text:list xml:id="list3893650502" text:style-name="WWNum1">
        <text:list-item>
          <text:p text:style-name="P2">Install git</text:p>
        </text:list-item>
        <text:list-item>
          <text:p text:style-name="P2">Choose drive</text:p>
        </text:list-item>
        <text:list-item>
          <text:p text:style-name="P2"><text:span text:style-name="T1">git clone</text:span></text:p>
        </text:list-item>
        <text:list-item>
          <text:p text:style-name="P2"><text:span text:style-name="T1">git clone </text:span><text:a xlink:type="simple" xlink:href="https://github.com/dipenfaldu1991/DIpen.git" text:style-name="ListLabel_20_1" text:visited-style-name="ListLabel_20_1"><text:span text:style-name="Internet_20_link"><text:span text:style-name="T1">https://github.com/dipenfaldu1991/DIpen.git</text:span></text:span></text:a></text:p>
        </text:list-item>
        <text:list-item>
          <text:p text:style-name="P3"><text:span text:style-name="T1">git status</text:span></text:p>
        </text:list-item>
        <text:list-item>
          <text:p text:style-name="P2">cd folder name</text:p>
        </text:list-item>
        <text:list-item>
          <text:p text:style-name="P2">git status</text:p>
        </text:list-item>
        <text:list-item>
          <text:p text:style-name="P2">create file in folder</text:p>
        </text:list-item>
        <text:list-item>
          <text:p text:style-name="P2">git config <text:s/>--global user.name</text:p>
        </text:list-item>
        <text:list-item>
          <text:p text:style-name="P2"><text:s/>git config <text:s/>--global user.email</text:p>
        </text:list-item>
        <text:list-item>
          <text:p text:style-name="P2">git commit –m “add new text file”</text:p>
        </text:list-item>
        <text:list-item>
          <text:p text:style-name="P2">git push origin master</text:p>
        </text:list-item>
      </text:list>
      <text:p text:style-name="P4">username</text:p>
      <text:p text:style-name="P4">password</text:p>
      <text:list xml:id="list114317002729994" text:continue-numbering="true" text:style-name="WWNum1">
        <text:list-item>
          <text:p text:style-name="P2">git status</text:p>
        </text:list-item>
        <text:list-item>
          <text:p text:style-name="P2">git add .</text:p>
        </text:list-item>
        <text:list-item>
          <text:p text:style-name="P2">git commit <text:s/>-m “Changed text file”</text:p>
        </text:list-item>
        <text:list-item>
          <text:p text:style-name="P2">git push origin master</text:p>
        </text:list-item>
      </text:list>
      <text:p text:style-name="P4">username</text:p>
      <text:p text:style-name="P4">password</text:p>
      <text:list xml:id="list114316243875685" text:continue-numbering="true" text:style-name="WWNum1">
        <text:list-item>
          <text:p text:style-name="P2">git status</text:p>
        </text:list-item>
        <text:list-item>
          <text:p text:style-name="P2">git pull origin master</text:p>
        </text:list-item>
        <text:list-item>
          <text:p text:style-name="P2">git status</text:p>
        </text:list-item>
        <text:list-item>
          <text:p text:style-name="P2">git pull origin master</text:p>
        </text:list-item>
        <text:list-item>
          <text:p text:style-name="P2">git -am “Changed”</text:p>
        </text:list-item>
        <text:list-item>
          <text:p text:style-name="P2">git status</text:p>
        </text:list-item>
        <text:list-item>
          <text:p text:style-name="P2">git add .</text:p>
        </text:list-item>
        <text:list-item>
          <text:p text:style-name="P2">git commit <text:s/>-m “Changed”</text:p>
        </text:list-item>
        <text:list-item>
          <text:p text:style-name="P2">git push origin master</text:p>
        </text:list-item>
      </text:list>
      <text:p text:style-name="P4">username</text:p>
      <text:p text:style-name="P4">password</text:p>
      <text:list xml:id="list114316581099346" text:continue-numbering="true" text:style-name="WWNum1">
        <text:list-item>
          <text:p text:style-name="P2">git log</text:p>
        </text:list-item>
        <text:list-item>
          <text:p text:style-name="P2">git reset &lt;changes id&gt;</text:p>
        </text:list-item>
        <text:list-item>
          <text:p text:style-name="P2">git status</text:p>
        </text:list-item>
        <text:list-item>
          <text:p text:style-name="P2">git stash</text:p>
        </text:list-item>
        <text:list-item>
          <text:p text:style-name="P3"><text:span text:style-name="T1">git status</text:span></text:p>
        </text:list-item>
        <text:list-item>
          <text:p text:style-name="P2">git pull origin master</text:p>
        </text:list-item>
        <text:list-item>
          <text:p text:style-name="P2">git stash apply</text:p>
        </text:list-item>
        <text:list-item>
          <text:p text:style-name="P3"><text:span text:style-name="T1">git status</text:span></text:p>
        </text:list-item>
        <text:list-item>
          <text:p text:style-name="P2">git reset <text:s/>HEAD &lt;filename&gt;</text:p>
        </text:list-item>
        <text:list-item>
          <text:p text:style-name="P3"><text:span text:style-name="T1">git status</text:span></text:p>
        </text:list-item>
        <text:list-item>
          <text:p text:style-name="P2">git add .</text:p>
        </text:list-item>
        <text:list-item>
          <text:p text:style-name="P2">git status</text:p>
        </text:list-item>
        <text:list-item>
          <text:p text:style-name="P2"><text:soft-page-break/>git commit –m “saved <text:s/>conflict”</text:p>
        </text:list-item>
        <text:list-item>
          <text:p text:style-name="P2">git push origin master</text:p>
        </text:list-item>
      </text:list>
      <text:p text:style-name="P4">username</text:p>
      <text:p text:style-name="P4">password</text:p>
      <text:list xml:id="list114316728988299" text:continue-numbering="true" text:style-name="WWNum1">
        <text:list-item>
          <text:p text:style-name="P2">git branch</text:p>
        </text:list-item>
        <text:list-item>
          <text:p text:style-name="P2">git checkout &lt;branch_name&gt;</text:p>
        </text:list-item>
        <text:list-item>
          <text:p text:style-name="P2">git checkout –b &lt;branch_name&gt; <text:s/>master</text:p>
        </text:list-item>
        <text:list-item>
          <text:p text:style-name="P2">git branch</text:p>
        </text:list-item>
        <text:list-item>
          <text:p text:style-name="P2">git push origin &lt;branch_name&gt;</text:p>
        </text:list-item>
      </text:list>
      <text:p text:style-name="P4">username</text:p>
      <text:p text:style-name="P4">password</text:p>
      <text:list xml:id="list114316427886281" text:continue-numbering="true" text:style-name="WWNum1">
        <text:list-item>
          <text:p text:style-name="P2">git checkout master</text:p>
        </text:list-item>
        <text:list-item>
          <text:p text:style-name="P2">git merge &lt;branch name&gt;</text:p>
        </text:list-item>
        <text:list-item>
          <text:p text:style-name="P2">git status</text:p>
        </text:list-item>
        <text:list-item>
          <text:p text:style-name="P2">git push origin master</text:p>
        </text:list-item>
      </text:list>
      <text:p text:style-name="P4">username</text:p>
      <text:p text:style-name="P4">password</text:p>
      <text:list xml:id="list114317263691388" text:continue-numbering="true" text:style-name="WWNum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Lucida Console" fo:font-family="'Lucida Console'" style:font-family-generic="roman" style:font-pitch="variable" fo:font-size="9pt" style:font-size-asian="9pt" style:font-name-complex="Lucida Console1" style:font-family-complex="'Lucida Consol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Windows User</dc:creator>
    <meta:editing-cycles>1</meta:editing-cycles>
    <meta:creation-date>2018-08-25T08:05:00</meta:creation-date>
    <dc:date>2018-08-25T08:31:00</dc:date>
    <meta:editing-duration>PT26M</meta:editing-duration>
    <meta:generator>LibreOffice/6.0.7.3$Linux_X86_64 LibreOffice_project/00m0$Build-3</meta:generator>
    <meta:document-statistic meta:table-count="0" meta:image-count="0" meta:object-count="0" meta:page-count="2" meta:paragraph-count="62" meta:word-count="219" meta:character-count="1125" meta:non-whitespace-character-count="10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